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900000069206259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 officeooo:rsid="00199a95" officeooo:paragraph-rsid="00199a95"/>
    </style:style>
    <style:style style:name="P12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P13" style:family="paragraph" style:parent-style-name="Text_20_body">
      <style:text-properties style:text-underline-style="none" officeooo:rsid="0019f3f6" officeooo:paragraph-rsid="0019f3f6"/>
    </style:style>
    <style:style style:name="P14" style:family="paragraph" style:parent-style-name="Text_20_body">
      <style:text-properties officeooo:paragraph-rsid="0019f3f6"/>
    </style:style>
    <style:style style:name="P15" style:family="paragraph" style:parent-style-name="Preformatted_20_Text">
      <style:text-properties style:text-underline-style="none" officeooo:rsid="0019f3f6" officeooo:paragraph-rsid="0019f3f6"/>
    </style:style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Text_20_body">
      <style:text-properties style:text-underline-style="none" officeooo:rsid="0019f3f6" officeooo:paragraph-rsid="001af1e2"/>
    </style:style>
    <style:style style:name="P18" style:family="paragraph" style:parent-style-name="Text_20_body">
      <style:text-properties style:text-underline-style="none" officeooo:rsid="001ae448" officeooo:paragraph-rsid="001ae448"/>
    </style:style>
    <style:style style:name="P19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officeooo:rsid="001ba3e0"/>
    </style:style>
    <style:style style:name="T5" style:family="text">
      <style:text-properties officeooo:rsid="0019f3f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officeooo:rsid="001af1e2" style:font-weight-asian="bold" style:font-weight-complex="bold"/>
    </style:style>
    <style:style style:name="T8" style:family="text">
      <style:text-properties officeooo:rsid="001af1e2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generar números aleatorios en una simulación de VHDL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9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16/como-generar-numeros-aleatorios-en-una-simulacion-de-vhdl/" text:style-name="Internet_20_link" text:visited-style-name="Visited_20_Internet_20_Link"><text:span text:style-name="T3">https://soceame.wordpress.com/2025/02/16/como-generar-numeros-aleatorios-en-una-simulacion-de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6T22:46:59.300686684">16/02/2025</text:date></text:p>
      <text:p text:style-name="P10"/>
      <text:p text:style-name="P11">Todo lo que comentará ahora es sólo para simulación. Debido a que la librería math_real solo funciona en simulación, por lo que no es sintetizable.</text:p>
      <text:p text:style-name="P11">Para generar números aleatorios en VHDL existe un procedure dentro de la librería math_real llamado uniform que es el que se utiliza para generar números aleatorios en VHDL.</text:p>
      <text:p text:style-name="P11">Este procedure se define de la siguiente forma.</text:p>
      <text:list text:style-name="L1">
        <text:list-item>
          <text:p text:style-name="P12"><text:span text:style-name="T4">u</text:span>niform (&lt;seed1&gt;, &lt;seed2&gt;, &lt;rand&gt;);</text:p>
        </text:list-item>
      </text:list>
      <text:p text:style-name="P11">Donde seed1 y seed2 son <text:span text:style-name="T5">variables</text:span> de tipo integer. Y rand de tipo real. Esto es importante debido a que la salida de esta función es un valor decimal entre 0 y 1. Por lo que si se quiere conseguir un valor de salida que esté entre 0 y 100 se tiene que multiplicar por 100 y además, es necesario cambiar el tipo de valor a integer para que se convierta en un número entero.</text:p>
      <text:p text:style-name="P13">Es importante también entender que seed1 y seed2 son de tipo variable, por lo que este procedure solo puede estar contenido en algo que admita variables como un <text:span text:style-name="T6">process</text:span>, un <text:span text:style-name="T6">package</text:span> o un <text:span text:style-name="T6">function</text:span>.</text:p>
      <text:h text:style-name="Heading_20_2" text:outline-level="2">Ejemplo</text:h>
      <text:p text:style-name="P13">Imaginemos que queremos generar números aleatorios entre 0 y 100 en VHDL para una simulación cada 10ns. Bien para ello lo primero es definir la librería.</text:p>
      <text:p text:style-name="P14"><text:span text:style-name="Source_20_Text">use ieee.math_real.all;</text:span></text:p>
      <text:p text:style-name="P13">Lo siguiente que hacemos es definir el <text:span text:style-name="T6">process</text:span> donde lo vamos a utilizar.</text:p>
      <text:p text:style-name="P15"><text:span text:style-name="Source_20_Text">process</text:span></text:p>
      <text:p text:style-name="Preformatted_20_Text"><text:span text:style-name="Source_20_Text"><text:s text:c="3"/>variable seed1: integer:=0 ;</text:span></text:p>
      <text:p text:style-name="Preformatted_20_Text"><text:span text:style-name="Source_20_Text"><text:s text:c="3"/>variable seed2: integer:=99;</text:span></text:p>
      <text:p text:style-name="Preformatted_20_Text"><text:span text:style-name="Source_20_Text"><text:s text:c="3"/>variable rand : real;</text:span></text:p>
      <text:p text:style-name="Preformatted_20_Text"><text:span text:style-name="Source_20_Text">begin</text:span></text:p>
      <text:p text:style-name="Preformatted_20_Text"><text:span text:style-name="Source_20_Text"><text:s text:c="4"/>uniform(seed1, seed2, rand);</text:span></text:p>
      <text:p text:style-name="Preformatted_20_Text"><text:span text:style-name="Source_20_Text"><text:s text:c="4"/>b &lt;= rand;</text:span></text:p>
      <text:p text:style-name="Preformatted_20_Text"><text:span text:style-name="Source_20_Text"><text:s text:c="4"/>a &lt;= integer(rand*100.0);</text:span></text:p>
      <text:p text:style-name="Preformatted_20_Text"><text:span text:style-name="Source_20_Text"><text:s text:c="4"/>wait for 10ns;</text:span></text:p>
      <text:p text:style-name="P16"><text:span text:style-name="Source_20_Text">end process;</text:span></text:p>
      <text:p text:style-name="P15"><text:span text:style-name="Source_20_Text"/></text:p>
      <text:p text:style-name="P17">En el <text:span text:style-name="T6">process</text:span> anterior se puede ver que ponemos dos valores como “semillas”(seed1/2) estos valores son para hacer la aleatoriedad, y son necesarios, no se pueden eliminar. </text:p>
      <text:p text:style-name="P17"><text:span text:style-name="T7">NOTA</text:span><text:span text:style-name="T8">: </text:span>Estos valores no influyen en el rango de los datos de salida de <text:span text:style-name="T6">rand</text:span>, porque siempre va a estar entre 0 y 1. <text:span text:style-name="T8">Por lo que pueden ser cualquier número. Incluso esas dos “semillas” pueden ser el mismo valor.</text:span></text:p>
      <text:p text:style-name="P13">Y para conseguir que el valor esté comprendido entre 0 y 100, es necesario multiplicar por 100.0.</text:p>
      <text:p text:style-name="P13"><text:span text:style-name="T9">NOTA</text:span>: el valor siempre tiene que ser decimal, si no lo es dará error.</text:p>
      <text:p text:style-name="P13"><text:soft-page-break/>Ahora al simular podemos ver que se están generando de forma correcta los valores aleatorios y además, el <text:span text:style-name="T6">integer</text:span> que tiene la señal “a” sirve como redondeo del valor de salida.</text:p>
      <text:p text:style-name="P13"><draw:frame draw:style-name="fr1" draw:name="Imagen1" text:anchor-type="char" svg:x="0cm" svg:y="-0.055cm" svg:width="17cm" svg:height="1.651cm" draw:z-index="12"><draw:image xlink:href="Pictures/1000000100000439000000692062596B.png" xlink:type="simple" xlink:show="embed" xlink:actuate="onLoad" draw:mime-type="image/png"/></draw:frame></text:p>
      <text:p text:style-name="P18">A partir de aquí se pueden generar tantos números aleatorios como simulaciones con estos se desee.</text:p>
      <text:h text:style-name="Heading_20_2" text:outline-level="2">Código total</text:h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NUMERIC_STD.ALL;</text:span></text:p>
      <text:p text:style-name="Preformatted_20_Text"><text:span text:style-name="Source_20_Text">use ieee.math_real.all;</text:span></text:p>
      <text:p text:style-name="Preformatted_20_Text"><text:span text:style-name="Source_20_Text">entity test_tb is</text:span></text:p>
      <text:p text:style-name="Preformatted_20_Text"><text:span text:style-name="Source_20_Text">end test_tb;</text:span></text:p>
      <text:p text:style-name="Preformatted_20_Text"><text:span text:style-name="Source_20_Text">architecture Behavioral of test_tb is</text:span></text:p>
      <text:p text:style-name="Preformatted_20_Text"><text:span text:style-name="Source_20_Text">signal a : integer;</text:span></text:p>
      <text:p text:style-name="Preformatted_20_Text"><text:span text:style-name="Source_20_Text">signal b : real;</text:span></text:p>
      <text:p text:style-name="Preformatted_20_Text"><text:span text:style-name="Source_20_Text">begin</text:span></text:p>
      <text:p text:style-name="Preformatted_20_Text"><text:span text:style-name="Source_20_Text"><text:s text:c="3"/>process</text:span></text:p>
      <text:p text:style-name="Preformatted_20_Text"><text:span text:style-name="Source_20_Text"><text:s text:c="6"/>variable seed1: integer:=0 ;</text:span></text:p>
      <text:p text:style-name="Preformatted_20_Text"><text:span text:style-name="Source_20_Text"><text:s text:c="6"/>variable seed2: integer:=99;</text:span></text:p>
      <text:p text:style-name="Preformatted_20_Text"><text:span text:style-name="Source_20_Text"><text:s text:c="6"/>variable rand : real;</text:span></text:p>
      <text:p text:style-name="Preformatted_20_Text"><text:span text:style-name="Source_20_Text"><text:s text:c="3"/>begin</text:span></text:p>
      <text:p text:style-name="Preformatted_20_Text"><text:span text:style-name="Source_20_Text"><text:s text:c="6"/>uniform(seed1, seed2, rand);</text:span></text:p>
      <text:p text:style-name="Preformatted_20_Text"><text:span text:style-name="Source_20_Text"><text:s text:c="6"/>b &lt;= rand;</text:span></text:p>
      <text:p text:style-name="Preformatted_20_Text"><text:span text:style-name="Source_20_Text"><text:s text:c="6"/>a &lt;= integer(rand*100.0);</text:span></text:p>
      <text:p text:style-name="Preformatted_20_Text"><text:span text:style-name="Source_20_Text"><text:s text:c="6"/>wait for 10ns;</text:span></text:p>
      <text:p text:style-name="Preformatted_20_Text"><text:span text:style-name="Source_20_Text"><text:s text:c="3"/>end process;</text:span></text:p>
      <text:p text:style-name="P16"><text:span text:style-name="Source_20_Text">end Behavioral;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MP3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4" style:family="paragraph">
      <style:text-properties style:font-name="Liberation Sans" fo:font-size="1pt" style:font-name-asian="Liberation Sans2" style:font-name-complex="Liberation Sans2"/>
    </style:style>
    <style:style style:name="MP5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6/como-generar-numeros-aleatorios-en-una-simulacion-de-vhdl/" text:style-name="Internet_20_link" text:visited-style-name="Visited_20_Internet_20_Link"><text:span text:style-name="MT1">https://soceame.wordpress.com/2025/02/16/como-generar-numeros-aleatorios-en-una-simulacion-de-vhdl/</text:span></text:a><draw:custom-shape text:anchor-type="char" draw:z-index="11" draw:name="PowerPlusWaterMarkObject" draw:style-name="Mgr1" draw:text-style-name="MP2" svg:width="16.999cm" svg:height="1.317cm" draw:transform="rotate (0.785398163397448) translate (2.02494444444444cm 17.401125cm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MT2">Creado por David Rubio </text:span><text:span text:style-name="MT3">G.</text:span><text:span text:style-name="MT2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2" draw:text-style-name="MP5" svg:width="16.999cm" svg:height="1.317cm" draw:transform="rotate (0.785398163397448) translate (2.02494444444444cm 18.1435416666667cm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3" draw:text-style-name="MP5" svg:width="11.399cm" svg:height="0.883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4" draw:text-style-name="MP5" svg:width="17.999cm" svg:height="1.394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2:13:44.733034050</meta:creation-date>
    <meta:editing-duration>PT10M45S</meta:editing-duration>
    <meta:editing-cycles>5</meta:editing-cycles>
    <meta:generator>LibreOffice/24.8.4.2$Linux_X86_64 LibreOffice_project/480$Build-2</meta:generator>
    <dc:date>2025-02-16T22:46:59.150275137</dc:date>
    <meta:document-statistic meta:table-count="0" meta:image-count="1" meta:object-count="0" meta:page-count="3" meta:paragraph-count="56" meta:word-count="468" meta:character-count="3070" meta:non-whitespace-character-count="2579"/>
    <meta:template xlink:type="simple" xlink:actuate="onRequest" xlink:title="template" xlink:href="../../template.ott" meta:date="2025-02-16T22:13:43.500267250"/>
  </office:meta>
</office:document-meta>
</file>